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13.9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20.78mm"/>
    </style:style>
    <style:style style:name="co9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20.resul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4宜蘭縣冬山鄉順安村21鄰永興路二段346號</text:p>
          </table:table-cell>
          <table:table-cell office:value-type="string" calcext:value-type="string">
            <text:p>A=2453.3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卲**G201*****9台北市中山區成功里8鄰北安路608巷12之1號七樓</text:p>
          </table:table-cell>
          <table:table-cell office:value-type="string" calcext:value-type="string">
            <text:p>A=1006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莊**G120*****9宜蘭縣冬山鄉清溝村25鄰清溝路120巷1號</text:p>
          </table:table-cell>
          <table:table-cell office:value-type="string" calcext:value-type="string">
            <text:p>A=80.4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鄧**G101*****6宜蘭縣冬山鄉清溝村28鄰永安路406路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王**G120*****3新北市三重區厚德里20鄰三和路四段16號十樓之6</text:p>
          </table:table-cell>
          <table:table-cell office:value-type="string" calcext:value-type="string">
            <text:p>A=1594.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string" calcext:value-type="string">
            <text:p>A=2825.44302</text:p>
          </table:table-cell>
          <table:table-cell office:value-type="string" calcext:value-type="string">
            <text:p>simpson=0.320424724391854</text:p>
          </table:table-cell>
          <table:table-cell office:value-type="string" calcext:value-type="string">
            <text:p>JI=0.692819527145717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0*****1宜蘭縣冬山鄉鹿埔村11鄰鹿埔路524巷6號</text:p>
          </table:table-cell>
          <table:table-cell office:value-type="string" calcext:value-type="string">
            <text:p>A=1884.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20*****6宜蘭縣冬山鄉丸山村1鄰信光路522巷22號</text:p>
          </table:table-cell>
          <table:table-cell office:value-type="string" calcext:value-type="string">
            <text:p>A=94.213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賴**G101*****0宜蘭縣冬山鄉清溝村21鄰光明路283巷2號</text:p>
          </table:table-cell>
          <table:table-cell office:value-type="string" calcext:value-type="string">
            <text:p>A=1835.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21*****9宜蘭縣冬山鄉清溝村32鄰永安路327巷19弄1號</text:p>
          </table:table-cell>
          <table:table-cell office:value-type="string" calcext:value-type="string">
            <text:p>A=66.14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0*****2宜蘭縣羅東鎮中山里27鄰民權路159號</text:p>
          </table:table-cell>
          <table:table-cell office:value-type="string" calcext:value-type="string">
            <text:p>A=695.33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俞**G200*****5宜蘭縣冬山鄉清溝村25鄰永安路661號</text:p>
          </table:table-cell>
          <table:table-cell office:value-type="string" calcext:value-type="string">
            <text:p>A=1394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1*****2宜蘭縣冬山鄉清溝村25鄰清溝路120巷10號</text:p>
          </table:table-cell>
          <table:table-cell office:value-type="string" calcext:value-type="string">
            <text:p>A=1645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楊**G101*****6宜蘭縣冬山鄉清溝村23鄰光明路338號</text:p>
          </table:table-cell>
          <table:table-cell office:value-type="string" calcext:value-type="string">
            <text:p>A=20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2宜蘭縣冬山鄉清溝村21鄰永清路507之1號</text:p>
          </table:table-cell>
          <table:table-cell office:value-type="string" calcext:value-type="string">
            <text:p>A=2590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3鄰永安路535號</text:p>
          </table:table-cell>
          <table:table-cell office:value-type="string" calcext:value-type="string">
            <text:p>A=348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01*****9宜蘭縣羅東鎮國華里25鄰尚智街87號</text:p>
          </table:table-cell>
          <table:table-cell office:value-type="string" calcext:value-type="string">
            <text:p>A=1757.2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范**A203*****4宜蘭縣五結鄉上四村11鄰中正路二段289巷11號</text:p>
          </table:table-cell>
          <table:table-cell office:value-type="string" calcext:value-type="string">
            <text:p>A=234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5鄰永安路510號</text:p>
          </table:table-cell>
          <table:table-cell office:value-type="string" calcext:value-type="string">
            <text:p>A=1394.8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F121*****5宜蘭縣羅東鎮西安里1鄰西安街368巷75號</text:p>
          </table:table-cell>
          <table:table-cell office:value-type="string" calcext:value-type="string">
            <text:p>A=822.2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200*****0宜蘭縣羅東鎮西安里25鄰重陽街95巷21弄17號</text:p>
          </table:table-cell>
          <table:table-cell office:value-type="string" calcext:value-type="string">
            <text:p>A=35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string" calcext:value-type="string">
            <text:p>A=2139.556</text:p>
          </table:table-cell>
          <table:table-cell office:value-type="string" calcext:value-type="string">
            <text:p>simpson=0.628323438739177</text:p>
          </table:table-cell>
          <table:table-cell office:value-type="string" calcext:value-type="string">
            <text:p>JI=0.5874665227255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string" calcext:value-type="string">
            <text:p>A=2987.019</text:p>
          </table:table-cell>
          <table:table-cell office:value-type="string" calcext:value-type="string">
            <text:p>simpson=0.731353974992818</text:p>
          </table:table-cell>
          <table:table-cell office:value-type="string" calcext:value-type="string">
            <text:p>JI=0.504454621014275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string" calcext:value-type="string">
            <text:p>A=1199.1035</text:p>
          </table:table-cell>
          <table:table-cell office:value-type="string" calcext:value-type="string">
            <text:p>simpson=0.0269691096047371</text:p>
          </table:table-cell>
          <table:table-cell office:value-type="string" calcext:value-type="string">
            <text:p>JI=0.900847517110362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1*****9宜蘭縣冬山鄉鹿埔村12鄰鹿埔路683巷16號</text:p>
          </table:table-cell>
          <table:table-cell office:value-type="string" calcext:value-type="string">
            <text:p>A=2291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宋**G120*****6新北市新莊區光和里10鄰民安西路247號三樓</text:p>
          </table:table-cell>
          <table:table-cell office:value-type="string" calcext:value-type="string">
            <text:p>A=125.69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楊**G100*****6宜蘭縣冬山鄉清溝村18鄰清溝路24之6號</text:p>
          </table:table-cell>
          <table:table-cell office:value-type="string" calcext:value-type="string">
            <text:p>A=1522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string" calcext:value-type="string">
            <text:p>A=253.218</text:p>
          </table:table-cell>
          <table:table-cell office:value-type="string" calcext:value-type="string">
            <text:p>simpson=0.383961839023552</text:p>
          </table:table-cell>
          <table:table-cell office:value-type="string" calcext:value-type="string">
            <text:p>JI=0.730041264670458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1*****0宜蘭縣冬山鄉鹿埔村12鄰鹿埔路683巷22弄6號</text:p>
          </table:table-cell>
          <table:table-cell office:value-type="string" calcext:value-type="string">
            <text:p>A=2862.5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string" calcext:value-type="string">
            <text:p>A=3686.26</text:p>
          </table:table-cell>
          <table:table-cell office:value-type="string" calcext:value-type="string">
            <text:p>simpson=0.482100673590862</text:p>
          </table:table-cell>
          <table:table-cell office:value-type="string" calcext:value-type="string">
            <text:p>JI=0.710321593585364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朱**G220*****4宜蘭縣冬山鄉清溝村25鄰清溝路184號</text:p>
          </table:table-cell>
          <table:table-cell office:value-type="string" calcext:value-type="string">
            <text:p>A=886.8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string" calcext:value-type="string">
            <text:p>A=3864.83</text:p>
          </table:table-cell>
          <table:table-cell office:value-type="string" calcext:value-type="string">
            <text:p>simpson=0.657414989427346</text:p>
          </table:table-cell>
          <table:table-cell office:value-type="string" calcext:value-type="string">
            <text:p>JI=0.579403606231702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string" calcext:value-type="string">
            <text:p>A=1603.006</text:p>
          </table:table-cell>
          <table:table-cell office:value-type="string" calcext:value-type="string">
            <text:p>simpson=0.375140010154564</text:p>
          </table:table-cell>
          <table:table-cell office:value-type="string" calcext:value-type="string">
            <text:p>JI=0.732019100665277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劉**G220*****9宜蘭縣冬山鄉清溝村31鄰鹿安路278巷18弄6號</text:p>
          </table:table-cell>
          <table:table-cell office:value-type="string" calcext:value-type="string">
            <text:p>A=64.938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string" calcext:value-type="string">
            <text:p>A=2034.392</text:p>
          </table:table-cell>
          <table:table-cell office:value-type="string" calcext:value-type="string">
            <text:p>simpson=0.21110656856167</text:p>
          </table:table-cell>
          <table:table-cell office:value-type="string" calcext:value-type="string">
            <text:p>JI=0.778551014738738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清溝福安宮G101*****1宜蘭縣冬山鄉清溝村永清路456號</text:p>
          </table:table-cell>
          <table:table-cell office:value-type="string" calcext:value-type="string">
            <text:p>A=1606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9宜蘭縣冬山鄉清溝村24鄰光明路368之3號</text:p>
          </table:table-cell>
          <table:table-cell office:value-type="string" calcext:value-type="string">
            <text:p>A=1678.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201*****5宜蘭縣冬山鄉大進村12鄰進利路615巷23號</text:p>
          </table:table-cell>
          <table:table-cell office:value-type="string" calcext:value-type="string">
            <text:p>A=57.226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*GA0*****6宜蘭縣冬山鄉清溝村6鄰清溝路21號</text:p>
          </table:table-cell>
          <table:table-cell office:value-type="string" calcext:value-type="string">
            <text:p>A=872.29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A203*****6台北市內湖區金瑞里12鄰內湖路三段329巷4弄7號</text:p>
          </table:table-cell>
          <table:table-cell office:value-type="string" calcext:value-type="string">
            <text:p>A=115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0*****3宜蘭縣羅東鎮仁和里20鄰中山西街77號</text:p>
          </table:table-cell>
          <table:table-cell office:value-type="string" calcext:value-type="string">
            <text:p>A=1849.7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string" calcext:value-type="string">
            <text:p>A=5807.83</text:p>
          </table:table-cell>
          <table:table-cell office:value-type="string" calcext:value-type="string">
            <text:p>simpson=0.639280421791619</text:p>
          </table:table-cell>
          <table:table-cell office:value-type="string" calcext:value-type="string">
            <text:p>JI=0.583693436115599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劉**G201*****5新北市中和區內南里31鄰興南路二段261巷6之1號</text:p>
          </table:table-cell>
          <table:table-cell office:value-type="string" calcext:value-type="string">
            <text:p>A=2074.0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蔡**G220*****2宜蘭縣羅東鎮賢文里39鄰民享街48號</text:p>
          </table:table-cell>
          <table:table-cell office:value-type="string" calcext:value-type="string">
            <text:p>A=2072.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21*****9新北市中和區秀景里11鄰秀朗路三段175巷2號八樓之6</text:p>
          </table:table-cell>
          <table:table-cell office:value-type="string" calcext:value-type="string">
            <text:p>A=1356.8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string" calcext:value-type="string">
            <text:p>A=226.1952</text:p>
          </table:table-cell>
          <table:table-cell office:value-type="string" calcext:value-type="string">
            <text:p>simpson=0.482850931167562</text:p>
          </table:table-cell>
          <table:table-cell office:value-type="string" calcext:value-type="string">
            <text:p>JI=0.710184768031519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0*****3宜蘭縣冬山鄉鹿埔村11鄰鹿埔路524巷6號</text:p>
          </table:table-cell>
          <table:table-cell office:value-type="string" calcext:value-type="string">
            <text:p>A=1335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string" calcext:value-type="string">
            <text:p>A=3365.38</text:p>
          </table:table-cell>
          <table:table-cell office:value-type="string" calcext:value-type="string">
            <text:p>simpson=0.477386706481784</text:p>
          </table:table-cell>
          <table:table-cell office:value-type="string" calcext:value-type="string">
            <text:p>JI=0.711185556432189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string" calcext:value-type="string">
            <text:p>A=3796.68</text:p>
          </table:table-cell>
          <table:table-cell office:value-type="string" calcext:value-type="string">
            <text:p>simpson=0.462482948981763</text:p>
          </table:table-cell>
          <table:table-cell office:value-type="string" calcext:value-type="string">
            <text:p>JI=0.713966781862435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21*****8宜蘭縣冬山鄉清溝村29鄰鹿安路656號</text:p>
          </table:table-cell>
          <table:table-cell office:value-type="string" calcext:value-type="string">
            <text:p>A=1487.1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220*****1宜蘭縣冬山鄉清溝村24鄰光明路368之2號</text:p>
          </table:table-cell>
          <table:table-cell office:value-type="string" calcext:value-type="string">
            <text:p>A=1793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string" calcext:value-type="string">
            <text:p>A=3187.52</text:p>
          </table:table-cell>
          <table:table-cell office:value-type="string" calcext:value-type="string">
            <text:p>simpson=0.498046482825913</text:p>
          </table:table-cell>
          <table:table-cell office:value-type="string" calcext:value-type="string">
            <text:p>JI=0.70745270915232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G100*****0宜蘭縣員山鄉中華村15鄰長嶺路82號</text:p>
          </table:table-cell>
          <table:table-cell office:value-type="string" calcext:value-type="string">
            <text:p>A=675.1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200*****4宜蘭縣羅東鎮南豪里1鄰興東南路40號</text:p>
          </table:table-cell>
          <table:table-cell office:value-type="string" calcext:value-type="string">
            <text:p>A=1146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宋**G120*****5宜蘭縣冬山鄉順安村18鄰清溝路252巷88號</text:p>
          </table:table-cell>
          <table:table-cell office:value-type="string" calcext:value-type="string">
            <text:p>A=866.23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string" calcext:value-type="string">
            <text:p>A=95.65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劉**G201*****2宜蘭縣蘇澳鎮新城里11鄰新馬路26之2號</text:p>
          </table:table-cell>
          <table:table-cell office:value-type="string" calcext:value-type="string">
            <text:p>A=2541.6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string" calcext:value-type="string">
            <text:p>A=3720.11</text:p>
          </table:table-cell>
          <table:table-cell office:value-type="string" calcext:value-type="string">
            <text:p>simpson=0.499643389452855</text:p>
          </table:table-cell>
          <table:table-cell office:value-type="string" calcext:value-type="string">
            <text:p>JI=0.707169841299624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string" calcext:value-type="string">
            <text:p>A=3086.2</text:p>
          </table:table-cell>
          <table:table-cell office:value-type="string" calcext:value-type="string">
            <text:p>simpson=0.451167571473776</text:p>
          </table:table-cell>
          <table:table-cell office:value-type="string" calcext:value-type="string">
            <text:p>JI=0.716130807361886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G200*****4宜蘭縣冬山鄉清溝村21鄰永清路478號</text:p>
          </table:table-cell>
          <table:table-cell office:value-type="string" calcext:value-type="string">
            <text:p>A=111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A203*****0宜蘭縣羅東鎮南豪里1鄰興東南路40號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冬山鄉</text:p>
          </table:table-cell>
          <table:table-cell office:value-type="string" calcext:value-type="string">
            <text:p>A=230.06039</text:p>
          </table:table-cell>
          <table:table-cell office:value-type="string" calcext:value-type="string">
            <text:p>simpson=0.739264297745704</text:p>
          </table:table-cell>
          <table:table-cell office:value-type="string" calcext:value-type="string">
            <text:p>JI=0.47895203558018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0*****7宜蘭縣冬山鄉清溝村25鄰永安路492號</text:p>
          </table:table-cell>
          <table:table-cell office:value-type="string" calcext:value-type="string">
            <text:p>A=416.9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0宜蘭縣羅東鎮仁德里8鄰中山西街146之3號</text:p>
          </table:table-cell>
          <table:table-cell office:value-type="string" calcext:value-type="string">
            <text:p>A=474.5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F121*****7宜蘭縣羅東鎮西安里1鄰西安街368巷75號</text:p>
          </table:table-cell>
          <table:table-cell office:value-type="string" calcext:value-type="string">
            <text:p>A=1918.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00*****7新北市新莊區自立里8鄰自立街214巷10弄20號之2</text:p>
          </table:table-cell>
          <table:table-cell office:value-type="string" calcext:value-type="string">
            <text:p>A=3012.8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G220*****4宜蘭縣冬山鄉清溝村25鄰清溝路120巷14號</text:p>
          </table:table-cell>
          <table:table-cell office:value-type="string" calcext:value-type="string">
            <text:p>A=66.427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string" calcext:value-type="string">
            <text:p>A=4051.289</text:p>
          </table:table-cell>
          <table:table-cell office:value-type="string" calcext:value-type="string">
            <text:p>simpson=0.744125565120127</text:p>
          </table:table-cell>
          <table:table-cell office:value-type="string" calcext:value-type="string">
            <text:p>JI=0.501551164026206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00*****0宜蘭縣冬山鄉清溝村22鄰光明路232號</text:p>
          </table:table-cell>
          <table:table-cell office:value-type="string" calcext:value-type="string">
            <text:p>A=353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4鄰光明路372號</text:p>
          </table:table-cell>
          <table:table-cell office:value-type="string" calcext:value-type="string">
            <text:p>A=189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00*****4宜蘭縣冬山鄉清溝村29鄰鹿安路540巷13號</text:p>
          </table:table-cell>
          <table:table-cell office:value-type="string" calcext:value-type="string">
            <text:p>A=380.33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string" calcext:value-type="string">
            <text:p>A=1842.432</text:p>
          </table:table-cell>
          <table:table-cell office:value-type="string" calcext:value-type="string">
            <text:p>simpson=0.486199981275255</text:p>
          </table:table-cell>
          <table:table-cell office:value-type="string" calcext:value-type="string">
            <text:p>JI=0.709576248396912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20*****1台北市中山區行仁里1鄰五常街47號三樓</text:p>
          </table:table-cell>
          <table:table-cell office:value-type="string" calcext:value-type="string">
            <text:p>A=2568.1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1*****1宜蘭縣冬山鄉清溝村24鄰永安路672號</text:p>
          </table:table-cell>
          <table:table-cell office:value-type="string" calcext:value-type="string">
            <text:p>A=649.8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1*****2宜蘭縣五結鄉四結村17鄰和平路95號</text:p>
          </table:table-cell>
          <table:table-cell office:value-type="string" calcext:value-type="string">
            <text:p>A=2245.5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A222*****3台北市信義區景勤里15鄰吳興街220巷59弄11號</text:p>
          </table:table-cell>
          <table:table-cell office:value-type="string" calcext:value-type="string">
            <text:p>A=17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王**G120*****3宜蘭縣冬山鄉清溝村25鄰清溝路120巷16號</text:p>
          </table:table-cell>
          <table:table-cell office:value-type="string" calcext:value-type="string">
            <text:p>A=270.527</text:p>
          </table:table-cell>
          <table:table-cell office:value-type="string" calcext:value-type="string">
            <text:p>simpson=0.497180988104617</text:p>
          </table:table-cell>
          <table:table-cell office:value-type="string" calcext:value-type="string">
            <text:p>JI=0.707606350105267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string" calcext:value-type="string">
            <text:p>A=4624.913</text:p>
          </table:table-cell>
          <table:table-cell office:value-type="string" calcext:value-type="string">
            <text:p>simpson=0.530286776958131</text:p>
          </table:table-cell>
          <table:table-cell office:value-type="string" calcext:value-type="string">
            <text:p>JI=0.548690516425385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string" calcext:value-type="string">
            <text:p>A=3187.18</text:p>
          </table:table-cell>
          <table:table-cell office:value-type="string" calcext:value-type="string">
            <text:p>simpson=0.279545233238945</text:p>
          </table:table-cell>
          <table:table-cell office:value-type="string" calcext:value-type="string">
            <text:p>JI=0.756421099101693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01*****1宜蘭縣冬山鄉順安村34鄰永興路二段273巷27號</text:p>
          </table:table-cell>
          <table:table-cell office:value-type="string" calcext:value-type="string">
            <text:p>A=2395.4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20*****0宜蘭縣冬山鄉群英村51鄰光明路27巷5號</text:p>
          </table:table-cell>
          <table:table-cell office:value-type="string" calcext:value-type="string">
            <text:p>A=403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220*****3新北市汐止區厚德里1鄰樟樹路一段139巷15號三樓</text:p>
          </table:table-cell>
          <table:table-cell office:value-type="string" calcext:value-type="string">
            <text:p>A=706.91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8宜蘭縣冬山鄉清溝村25鄰永安路510號</text:p>
          </table:table-cell>
          <table:table-cell office:value-type="string" calcext:value-type="string">
            <text:p>A=1875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0*****3宜蘭縣冬山鄉清溝村23鄰光明路389號</text:p>
          </table:table-cell>
          <table:table-cell office:value-type="string" calcext:value-type="string">
            <text:p>A=1688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施**F203*****6台北市文山區興業23鄰辛亥路五段124巷10號四樓</text:p>
          </table:table-cell>
          <table:table-cell office:value-type="string" calcext:value-type="string">
            <text:p>A=546.92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李**G101*****1宜蘭縣冬山鄉清溝村20鄰光明路188號</text:p>
          </table:table-cell>
          <table:table-cell office:value-type="string" calcext:value-type="string">
            <text:p>A=2355.6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蔡**G220*****3宜蘭縣冬山鄉清溝村17鄰光明路66號</text:p>
          </table:table-cell>
          <table:table-cell office:value-type="string" calcext:value-type="string">
            <text:p>A=1635.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0*****8宜蘭縣冬山鄉清溝村23鄰永安路494號</text:p>
          </table:table-cell>
          <table:table-cell office:value-type="string" calcext:value-type="string">
            <text:p>A=325.35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string" calcext:value-type="string">
            <text:p>A=2218.6517</text:p>
          </table:table-cell>
          <table:table-cell office:value-type="string" calcext:value-type="string">
            <text:p>simpson=0.390357232142324</text:p>
          </table:table-cell>
          <table:table-cell office:value-type="string" calcext:value-type="string">
            <text:p>JI=0.678744406477275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2基隆市中山區協和里12鄰文化路50巷1弄8之2號</text:p>
          </table:table-cell>
          <table:table-cell office:value-type="string" calcext:value-type="string">
            <text:p>A=1494.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1*****9宜蘭縣冬山鄉清溝村21鄰光明路295號</text:p>
          </table:table-cell>
          <table:table-cell office:value-type="string" calcext:value-type="string">
            <text:p>A=1768.9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李**G101*****1宜蘭縣冬山鄉清溝村20鄰光明路168巷48號</text:p>
          </table:table-cell>
          <table:table-cell office:value-type="string" calcext:value-type="string">
            <text:p>A=2518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string" calcext:value-type="string">
            <text:p>A=5541.765</text:p>
          </table:table-cell>
          <table:table-cell office:value-type="string" calcext:value-type="string">
            <text:p>simpson=0.716970452775585</text:p>
          </table:table-cell>
          <table:table-cell office:value-type="string" calcext:value-type="string">
            <text:p>JI=0.507997032592636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string" calcext:value-type="string">
            <text:p>A=3913.99</text:p>
          </table:table-cell>
          <table:table-cell office:value-type="string" calcext:value-type="string">
            <text:p>simpson=0.489521501611042</text:p>
          </table:table-cell>
          <table:table-cell office:value-type="string" calcext:value-type="string">
            <text:p>JI=0.708976331923735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string" calcext:value-type="string">
            <text:p>A=3311.14</text:p>
          </table:table-cell>
          <table:table-cell office:value-type="string" calcext:value-type="string">
            <text:p>simpson=0.495564584948529</text:p>
          </table:table-cell>
          <table:table-cell office:value-type="string" calcext:value-type="string">
            <text:p>JI=0.707893918202414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string" calcext:value-type="string">
            <text:p>A=1790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string" calcext:value-type="string">
            <text:p>A=1845.56</text:p>
          </table:table-cell>
          <table:table-cell office:value-type="string" calcext:value-type="string">
            <text:p>simpson=0.427786162886369</text:p>
          </table:table-cell>
          <table:table-cell office:value-type="string" calcext:value-type="string">
            <text:p>JI=0.7207553005816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21*****1宜蘭縣冬山鄉清溝村29鄰鹿安路512號</text:p>
          </table:table-cell>
          <table:table-cell office:value-type="string" calcext:value-type="string">
            <text:p>A=1159.8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200*****2宜蘭縣冬山鄉清溝村25鄰清溝路120巷10號</text:p>
          </table:table-cell>
          <table:table-cell office:value-type="string" calcext:value-type="string">
            <text:p>A=65.879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string" calcext:value-type="string">
            <text:p>A=5757.4</text:p>
          </table:table-cell>
          <table:table-cell office:value-type="string" calcext:value-type="string">
            <text:p>simpson=0.626103512953325</text:p>
          </table:table-cell>
          <table:table-cell office:value-type="string" calcext:value-type="string">
            <text:p>JI=0.585587679578202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string" calcext:value-type="string">
            <text:p>A=2191.8557</text:p>
          </table:table-cell>
          <table:table-cell office:value-type="string" calcext:value-type="string">
            <text:p>simpson=0.355106380704392</text:p>
          </table:table-cell>
          <table:table-cell office:value-type="string" calcext:value-type="string">
            <text:p>JI=0.679896103171587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*GA0*****7宜蘭縣冬山鄉清溝村6鄰清溝路21號</text:p>
          </table:table-cell>
          <table:table-cell office:value-type="string" calcext:value-type="string">
            <text:p>A=651.96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string" calcext:value-type="string">
            <text:p>A=958.871</text:p>
          </table:table-cell>
          <table:table-cell office:value-type="string" calcext:value-type="string">
            <text:p>simpson=0.241934181875152</text:p>
          </table:table-cell>
          <table:table-cell office:value-type="string" calcext:value-type="string">
            <text:p>JI=0.767957997039997</text:p>
          </table:table-cell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20*****0宜蘭縣羅東鎮西安里1鄰西安街385巷149弄28號</text:p>
          </table:table-cell>
          <table:table-cell office:value-type="string" calcext:value-type="string">
            <text:p>A=2732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</table:table>
      <table:table table:name="0620_result(檢查用)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0*****4宜蘭縣冬山鄉順安村21鄰永興路二段346號</text:p>
          </table:table-cell>
          <table:table-cell office:value-type="float" office:value="2453.32" calcext:value-type="float">
            <text:p>2453.3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4宜蘭縣冬山鄉順安村21鄰永興路二段346號</text:p>
          </table:table-cell>
          <table:table-cell office:value-type="string" calcext:value-type="string">
            <text:p>A=2453.3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卲**G201*****9台北市中山區成功里8鄰北安路608巷12之1號七樓</text:p>
          </table:table-cell>
          <table:table-cell office:value-type="float" office:value="1006.31" calcext:value-type="float">
            <text:p>1006.3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卲**G201*****9台北市中山區成功里8鄰北安路608巷12之1號七樓</text:p>
          </table:table-cell>
          <table:table-cell office:value-type="string" calcext:value-type="string">
            <text:p>A=1006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莊**G120*****9宜蘭縣冬山鄉清溝村25鄰清溝路120巷1號</text:p>
          </table:table-cell>
          <table:table-cell office:value-type="float" office:value="80.49" calcext:value-type="float">
            <text:p>80.4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莊**G120*****9宜蘭縣冬山鄉清溝村25鄰清溝路120巷1號</text:p>
          </table:table-cell>
          <table:table-cell office:value-type="string" calcext:value-type="string">
            <text:p>A=80.4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鄧**G101*****6宜蘭縣冬山鄉清溝村28鄰永安路406路</text:p>
          </table:table-cell>
          <table:table-cell office:value-type="float" office:value="1594.09" calcext:value-type="float">
            <text:p>1594.0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鄧**G101*****6宜蘭縣冬山鄉清溝村28鄰永安路406路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王**G120*****3新北市三重區厚德里20鄰三和路四段16號十樓之6</text:p>
          </table:table-cell>
          <table:table-cell office:value-type="float" office:value="1594.8" calcext:value-type="float">
            <text:p>1594.8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王**G120*****3新北市三重區厚德里20鄰三和路四段16號十樓之6</text:p>
          </table:table-cell>
          <table:table-cell office:value-type="string" calcext:value-type="string">
            <text:p>A=1594.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string" calcext:value-type="string">
            <text:p>297-1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1.23402" calcext:value-type="float">
            <text:p>1.23402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532.74" calcext:value-type="float">
            <text:p>532.7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2267.32" calcext:value-type="float">
            <text:p>2267.3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24.149" calcext:value-type="float">
            <text:p>24.14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string" calcext:value-type="string">
            <text:p>A=2825.44302</text:p>
          </table:table-cell>
          <table:table-cell office:value-type="string" calcext:value-type="string">
            <text:p>simpson=0.320424724391854</text:p>
          </table:table-cell>
          <table:table-cell office:value-type="string" calcext:value-type="string">
            <text:p>JI=0.6928195271457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120*****1宜蘭縣冬山鄉鹿埔村11鄰鹿埔路524巷6號</text:p>
          </table:table-cell>
          <table:table-cell office:value-type="float" office:value="1884.6" calcext:value-type="float">
            <text:p>1884.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0*****1宜蘭縣冬山鄉鹿埔村11鄰鹿埔路524巷6號</text:p>
          </table:table-cell>
          <table:table-cell office:value-type="string" calcext:value-type="string">
            <text:p>A=1884.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林**G220*****6宜蘭縣冬山鄉丸山村1鄰信光路522巷22號</text:p>
          </table:table-cell>
          <table:table-cell office:value-type="float" office:value="94.2136" calcext:value-type="float">
            <text:p>94.213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20*****6宜蘭縣冬山鄉丸山村1鄰信光路522巷22號</text:p>
          </table:table-cell>
          <table:table-cell office:value-type="string" calcext:value-type="string">
            <text:p>A=94.213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賴**G101*****0宜蘭縣冬山鄉清溝村21鄰光明路283巷2號</text:p>
          </table:table-cell>
          <table:table-cell office:value-type="float" office:value="1835.5" calcext:value-type="float">
            <text:p>1835.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賴**G101*****0宜蘭縣冬山鄉清溝村21鄰光明路283巷2號</text:p>
          </table:table-cell>
          <table:table-cell office:value-type="string" calcext:value-type="string">
            <text:p>A=1835.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陳**G221*****9宜蘭縣冬山鄉清溝村32鄰永安路327巷19弄1號</text:p>
          </table:table-cell>
          <table:table-cell office:value-type="float" office:value="66.1481" calcext:value-type="float">
            <text:p>66.148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21*****9宜蘭縣冬山鄉清溝村32鄰永安路327巷19弄1號</text:p>
          </table:table-cell>
          <table:table-cell office:value-type="string" calcext:value-type="string">
            <text:p>A=66.14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20*****2宜蘭縣羅東鎮中山里27鄰民權路159號</text:p>
          </table:table-cell>
          <table:table-cell office:value-type="float" office:value="695.332" calcext:value-type="float">
            <text:p>695.33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0*****2宜蘭縣羅東鎮中山里27鄰民權路159號</text:p>
          </table:table-cell>
          <table:table-cell office:value-type="string" calcext:value-type="string">
            <text:p>A=695.33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俞**G200*****5宜蘭縣冬山鄉清溝村25鄰永安路661號</text:p>
          </table:table-cell>
          <table:table-cell office:value-type="float" office:value="1394.61" calcext:value-type="float">
            <text:p>1394.6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俞**G200*****5宜蘭縣冬山鄉清溝村25鄰永安路661號</text:p>
          </table:table-cell>
          <table:table-cell office:value-type="string" calcext:value-type="string">
            <text:p>A=1394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21*****2宜蘭縣冬山鄉清溝村25鄰清溝路120巷10號</text:p>
          </table:table-cell>
          <table:table-cell office:value-type="float" office:value="1645.23" calcext:value-type="float">
            <text:p>1645.2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1*****2宜蘭縣冬山鄉清溝村25鄰清溝路120巷10號</text:p>
          </table:table-cell>
          <table:table-cell office:value-type="string" calcext:value-type="string">
            <text:p>A=1645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楊**G101*****6宜蘭縣冬山鄉清溝村23鄰光明路338號</text:p>
          </table:table-cell>
          <table:table-cell office:value-type="float" office:value="2045" calcext:value-type="float">
            <text:p>204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楊**G101*****6宜蘭縣冬山鄉清溝村23鄰光明路338號</text:p>
          </table:table-cell>
          <table:table-cell office:value-type="string" calcext:value-type="string">
            <text:p>A=20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20*****2宜蘭縣冬山鄉清溝村21鄰永清路507之1號</text:p>
          </table:table-cell>
          <table:table-cell office:value-type="float" office:value="2590.4" calcext:value-type="float">
            <text:p>2590.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2宜蘭縣冬山鄉清溝村21鄰永清路507之1號</text:p>
          </table:table-cell>
          <table:table-cell office:value-type="string" calcext:value-type="string">
            <text:p>A=2590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0*****6宜蘭縣冬山鄉清溝村23鄰永安路535號</text:p>
          </table:table-cell>
          <table:table-cell office:value-type="float" office:value="3480.06" calcext:value-type="float">
            <text:p>3480.0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3鄰永安路535號</text:p>
          </table:table-cell>
          <table:table-cell office:value-type="string" calcext:value-type="string">
            <text:p>A=348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101*****9宜蘭縣羅東鎮國華里25鄰尚智街87號</text:p>
          </table:table-cell>
          <table:table-cell office:value-type="float" office:value="1757.22" calcext:value-type="float">
            <text:p>1757.2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01*****9宜蘭縣羅東鎮國華里25鄰尚智街87號</text:p>
          </table:table-cell>
          <table:table-cell office:value-type="string" calcext:value-type="string">
            <text:p>A=1757.2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范**A203*****4宜蘭縣五結鄉上四村11鄰中正路二段289巷11號</text:p>
          </table:table-cell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范**A203*****4宜蘭縣五結鄉上四村11鄰中正路二段289巷11號</text:p>
          </table:table-cell>
          <table:table-cell office:value-type="string" calcext:value-type="string">
            <text:p>A=234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0*****6宜蘭縣冬山鄉清溝村25鄰永安路510號</text:p>
          </table:table-cell>
          <table:table-cell office:value-type="float" office:value="1394.82" calcext:value-type="float">
            <text:p>1394.8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5鄰永安路510號</text:p>
          </table:table-cell>
          <table:table-cell office:value-type="string" calcext:value-type="string">
            <text:p>A=1394.8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F121*****5宜蘭縣羅東鎮西安里1鄰西安街368巷75號</text:p>
          </table:table-cell>
          <table:table-cell office:value-type="float" office:value="822.244" calcext:value-type="float">
            <text:p>822.24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F121*****5宜蘭縣羅東鎮西安里1鄰西安街368巷75號</text:p>
          </table:table-cell>
          <table:table-cell office:value-type="string" calcext:value-type="string">
            <text:p>A=822.2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200*****0宜蘭縣羅東鎮西安里25鄰重陽街95巷21弄17號</text:p>
          </table:table-cell>
          <table:table-cell office:value-type="float" office:value="3561.61" calcext:value-type="float">
            <text:p>3561.6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200*****0宜蘭縣羅東鎮西安里25鄰重陽街95巷21弄17號</text:p>
          </table:table-cell>
          <table:table-cell office:value-type="string" calcext:value-type="string">
            <text:p>A=35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float" office:value="895.004" calcext:value-type="float">
            <text:p>895.00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float" office:value="873.211" calcext:value-type="float">
            <text:p>873.21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float" office:value="371.341" calcext:value-type="float">
            <text:p>371.34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string" calcext:value-type="string">
            <text:p>A=2139.556</text:p>
          </table:table-cell>
          <table:table-cell office:value-type="string" calcext:value-type="string">
            <text:p>simpson=0.628323438739177</text:p>
          </table:table-cell>
          <table:table-cell office:value-type="string" calcext:value-type="string">
            <text:p>JI=0.58746652272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1068.84" calcext:value-type="float">
            <text:p>1068.8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772.898" calcext:value-type="float">
            <text:p>772.89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598.245" calcext:value-type="float">
            <text:p>598.24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547.036" calcext:value-type="float">
            <text:p>547.03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string" calcext:value-type="string">
            <text:p>A=2987.019</text:p>
          </table:table-cell>
          <table:table-cell office:value-type="string" calcext:value-type="string">
            <text:p>simpson=0.731353974992818</text:p>
          </table:table-cell>
          <table:table-cell office:value-type="string" calcext:value-type="string">
            <text:p>JI=0.5044546210142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float" office:value="16.3935" calcext:value-type="float">
            <text:p>16.393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float" office:value="1182.71" calcext:value-type="float">
            <text:p>1182.7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string" calcext:value-type="string">
            <text:p>A=1199.1035</text:p>
          </table:table-cell>
          <table:table-cell office:value-type="string" calcext:value-type="string">
            <text:p>simpson=0.0269691096047371</text:p>
          </table:table-cell>
          <table:table-cell office:value-type="string" calcext:value-type="string">
            <text:p>JI=0.90084751711036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01*****9宜蘭縣冬山鄉鹿埔村12鄰鹿埔路683巷16號</text:p>
          </table:table-cell>
          <table:table-cell office:value-type="float" office:value="2291.19" calcext:value-type="float">
            <text:p>2291.1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1*****9宜蘭縣冬山鄉鹿埔村12鄰鹿埔路683巷16號</text:p>
          </table:table-cell>
          <table:table-cell office:value-type="string" calcext:value-type="string">
            <text:p>A=2291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宋**G120*****6新北市新莊區光和里10鄰民安西路247號三樓</text:p>
          </table:table-cell>
          <table:table-cell office:value-type="float" office:value="125.699" calcext:value-type="float">
            <text:p>125.69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宋**G120*****6新北市新莊區光和里10鄰民安西路247號三樓</text:p>
          </table:table-cell>
          <table:table-cell office:value-type="string" calcext:value-type="string">
            <text:p>A=125.69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楊**G100*****6宜蘭縣冬山鄉清溝村18鄰清溝路24之6號</text:p>
          </table:table-cell>
          <table:table-cell office:value-type="float" office:value="1522.19" calcext:value-type="float">
            <text:p>1522.1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楊**G100*****6宜蘭縣冬山鄉清溝村18鄰清溝路24之6號</text:p>
          </table:table-cell>
          <table:table-cell office:value-type="string" calcext:value-type="string">
            <text:p>A=1522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float" office:value="65.616" calcext:value-type="float">
            <text:p>65.61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float" office:value="187.602" calcext:value-type="float">
            <text:p>187.60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string" calcext:value-type="string">
            <text:p>A=253.218</text:p>
          </table:table-cell>
          <table:table-cell office:value-type="string" calcext:value-type="string">
            <text:p>simpson=0.383961839023552</text:p>
          </table:table-cell>
          <table:table-cell office:value-type="string" calcext:value-type="string">
            <text:p>JI=0.73004126467045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21*****0宜蘭縣冬山鄉鹿埔村12鄰鹿埔路683巷22弄6號</text:p>
          </table:table-cell>
          <table:table-cell office:value-type="float" office:value="2862.59" calcext:value-type="float">
            <text:p>2862.5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1*****0宜蘭縣冬山鄉鹿埔村12鄰鹿埔路683巷22弄6號</text:p>
          </table:table-cell>
          <table:table-cell office:value-type="string" calcext:value-type="string">
            <text:p>A=2862.5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float" office:value="1494.4" calcext:value-type="float">
            <text:p>1494.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float" office:value="2191.86" calcext:value-type="float">
            <text:p>2191.8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string" calcext:value-type="string">
            <text:p>A=3686.26</text:p>
          </table:table-cell>
          <table:table-cell office:value-type="string" calcext:value-type="string">
            <text:p>simpson=0.482100673590862</text:p>
          </table:table-cell>
          <table:table-cell office:value-type="string" calcext:value-type="string">
            <text:p>JI=0.71032159358536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朱**G220*****4宜蘭縣冬山鄉清溝村25鄰清溝路184號</text:p>
          </table:table-cell>
          <table:table-cell office:value-type="float" office:value="886.845" calcext:value-type="float">
            <text:p>886.84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朱**G220*****4宜蘭縣冬山鄉清溝村25鄰清溝路184號</text:p>
          </table:table-cell>
          <table:table-cell office:value-type="string" calcext:value-type="string">
            <text:p>A=886.8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float" office:value="1018.86" calcext:value-type="float">
            <text:p>1018.8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float" office:value="1544.05" calcext:value-type="float">
            <text:p>1544.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float" office:value="1301.92" calcext:value-type="float">
            <text:p>1301.9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string" calcext:value-type="string">
            <text:p>A=3864.83</text:p>
          </table:table-cell>
          <table:table-cell office:value-type="string" calcext:value-type="string">
            <text:p>simpson=0.657414989427346</text:p>
          </table:table-cell>
          <table:table-cell office:value-type="string" calcext:value-type="string">
            <text:p>JI=0.5794036062317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float" office:value="400.976" calcext:value-type="float">
            <text:p>400.976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float" office:value="1202.03" calcext:value-type="float">
            <text:p>1202.0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string" calcext:value-type="string">
            <text:p>A=1603.006</text:p>
          </table:table-cell>
          <table:table-cell office:value-type="string" calcext:value-type="string">
            <text:p>simpson=0.375140010154564</text:p>
          </table:table-cell>
          <table:table-cell office:value-type="string" calcext:value-type="string">
            <text:p>JI=0.73201910066527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劉**G220*****9宜蘭縣冬山鄉清溝村31鄰鹿安路278巷18弄6號</text:p>
          </table:table-cell>
          <table:table-cell office:value-type="float" office:value="64.9383" calcext:value-type="float">
            <text:p>64.938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劉**G220*****9宜蘭縣冬山鄉清溝村31鄰鹿安路278巷18弄6號</text:p>
          </table:table-cell>
          <table:table-cell office:value-type="string" calcext:value-type="string">
            <text:p>A=64.938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float" office:value="244.002" calcext:value-type="float">
            <text:p>244.00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float" office:value="1790.39" calcext:value-type="float">
            <text:p>1790.3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string" calcext:value-type="string">
            <text:p>A=2034.392</text:p>
          </table:table-cell>
          <table:table-cell office:value-type="string" calcext:value-type="string">
            <text:p>simpson=0.21110656856167</text:p>
          </table:table-cell>
          <table:table-cell office:value-type="string" calcext:value-type="string">
            <text:p>JI=0.7785510147387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清溝福安宮G101*****1宜蘭縣冬山鄉清溝村永清路456號</text:p>
          </table:table-cell>
          <table:table-cell office:value-type="float" office:value="1606.04" calcext:value-type="float">
            <text:p>1606.0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清溝福安宮G101*****1宜蘭縣冬山鄉清溝村永清路456號</text:p>
          </table:table-cell>
          <table:table-cell office:value-type="string" calcext:value-type="string">
            <text:p>A=1606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0*****9宜蘭縣冬山鄉清溝村24鄰光明路368之3號</text:p>
          </table:table-cell>
          <table:table-cell office:value-type="float" office:value="1678.81" calcext:value-type="float">
            <text:p>1678.8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9宜蘭縣冬山鄉清溝村24鄰光明路368之3號</text:p>
          </table:table-cell>
          <table:table-cell office:value-type="string" calcext:value-type="string">
            <text:p>A=1678.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黃**G201*****5宜蘭縣冬山鄉大進村12鄰進利路615巷23號</text:p>
          </table:table-cell>
          <table:table-cell office:value-type="float" office:value="57.2263" calcext:value-type="float">
            <text:p>57.226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201*****5宜蘭縣冬山鄉大進村12鄰進利路615巷23號</text:p>
          </table:table-cell>
          <table:table-cell office:value-type="string" calcext:value-type="string">
            <text:p>A=57.226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*GA0*****6宜蘭縣冬山鄉清溝村6鄰清溝路21號</text:p>
          </table:table-cell>
          <table:table-cell office:value-type="float" office:value="872.292" calcext:value-type="float">
            <text:p>872.29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*GA0*****6宜蘭縣冬山鄉清溝村6鄰清溝路21號</text:p>
          </table:table-cell>
          <table:table-cell office:value-type="string" calcext:value-type="string">
            <text:p>A=872.29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林**A203*****6台北市內湖區金瑞里12鄰內湖路三段329巷4弄7號</text:p>
          </table:table-cell>
          <table:table-cell office:value-type="float" office:value="1159.24" calcext:value-type="float">
            <text:p>1159.2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A203*****6台北市內湖區金瑞里12鄰內湖路三段329巷4弄7號</text:p>
          </table:table-cell>
          <table:table-cell office:value-type="string" calcext:value-type="string">
            <text:p>A=115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00*****3宜蘭縣羅東鎮仁和里20鄰中山西街77號</text:p>
          </table:table-cell>
          <table:table-cell office:value-type="float" office:value="1849.73" calcext:value-type="float">
            <text:p>1849.7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0*****3宜蘭縣羅東鎮仁和里20鄰中山西街77號</text:p>
          </table:table-cell>
          <table:table-cell office:value-type="string" calcext:value-type="string">
            <text:p>A=1849.7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float" office:value="1975.83" calcext:value-type="float">
            <text:p>1975.8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float" office:value="2594.74" calcext:value-type="float">
            <text:p>2594.7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float" office:value="1237.26" calcext:value-type="float">
            <text:p>1237.2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string" calcext:value-type="string">
            <text:p>A=5807.83</text:p>
          </table:table-cell>
          <table:table-cell office:value-type="string" calcext:value-type="string">
            <text:p>simpson=0.639280421791619</text:p>
          </table:table-cell>
          <table:table-cell office:value-type="string" calcext:value-type="string">
            <text:p>JI=0.58369343611559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劉**G201*****5新北市中和區內南里31鄰興南路二段261巷6之1號</text:p>
          </table:table-cell>
          <table:table-cell office:value-type="float" office:value="2074.02" calcext:value-type="float">
            <text:p>2074.0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劉**G201*****5新北市中和區內南里31鄰興南路二段261巷6之1號</text:p>
          </table:table-cell>
          <table:table-cell office:value-type="string" calcext:value-type="string">
            <text:p>A=2074.0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蔡**G220*****2宜蘭縣羅東鎮賢文里39鄰民享街48號</text:p>
          </table:table-cell>
          <table:table-cell office:value-type="float" office:value="2072.7" calcext:value-type="float">
            <text:p>2072.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蔡**G220*****2宜蘭縣羅東鎮賢文里39鄰民享街48號</text:p>
          </table:table-cell>
          <table:table-cell office:value-type="string" calcext:value-type="string">
            <text:p>A=2072.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謝**G121*****9新北市中和區秀景里11鄰秀朗路三段175巷2號八樓之6</text:p>
          </table:table-cell>
          <table:table-cell office:value-type="float" office:value="1356.86" calcext:value-type="float">
            <text:p>1356.8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21*****9新北市中和區秀景里11鄰秀朗路三段175巷2號八樓之6</text:p>
          </table:table-cell>
          <table:table-cell office:value-type="string" calcext:value-type="string">
            <text:p>A=1356.8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float" office:value="134.043" calcext:value-type="float">
            <text:p>134.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-1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float" office:value="92.1522" calcext:value-type="float">
            <text:p>92.152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string" calcext:value-type="string">
            <text:p>A=226.1952</text:p>
          </table:table-cell>
          <table:table-cell office:value-type="string" calcext:value-type="string">
            <text:p>simpson=0.482850931167562</text:p>
          </table:table-cell>
          <table:table-cell office:value-type="string" calcext:value-type="string">
            <text:p>JI=0.7101847680315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200*****3宜蘭縣冬山鄉鹿埔村11鄰鹿埔路524巷6號</text:p>
          </table:table-cell>
          <table:table-cell office:value-type="float" office:value="1335.04" calcext:value-type="float">
            <text:p>1335.0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0*****3宜蘭縣冬山鄉鹿埔村11鄰鹿埔路524巷6號</text:p>
          </table:table-cell>
          <table:table-cell office:value-type="string" calcext:value-type="string">
            <text:p>A=1335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float" office:value="2040.54" calcext:value-type="float">
            <text:p>2040.5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float" office:value="1324.84" calcext:value-type="float">
            <text:p>1324.8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string" calcext:value-type="string">
            <text:p>A=3365.38</text:p>
          </table:table-cell>
          <table:table-cell office:value-type="string" calcext:value-type="string">
            <text:p>simpson=0.477386706481784</text:p>
          </table:table-cell>
          <table:table-cell office:value-type="string" calcext:value-type="string">
            <text:p>JI=0.7111855564321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float" office:value="1378.34" calcext:value-type="float">
            <text:p>1378.3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float" office:value="2418.34" calcext:value-type="float">
            <text:p>2418.3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string" calcext:value-type="string">
            <text:p>A=3796.68</text:p>
          </table:table-cell>
          <table:table-cell office:value-type="string" calcext:value-type="string">
            <text:p>simpson=0.462482948981763</text:p>
          </table:table-cell>
          <table:table-cell office:value-type="string" calcext:value-type="string">
            <text:p>JI=0.71396678186243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黃**G121*****8宜蘭縣冬山鄉清溝村29鄰鹿安路656號</text:p>
          </table:table-cell>
          <table:table-cell office:value-type="float" office:value="1487.17" calcext:value-type="float">
            <text:p>1487.1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21*****8宜蘭縣冬山鄉清溝村29鄰鹿安路656號</text:p>
          </table:table-cell>
          <table:table-cell office:value-type="string" calcext:value-type="string">
            <text:p>A=1487.1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220*****1宜蘭縣冬山鄉清溝村24鄰光明路368之2號</text:p>
          </table:table-cell>
          <table:table-cell office:value-type="float" office:value="1793.06" calcext:value-type="float">
            <text:p>1793.0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220*****1宜蘭縣冬山鄉清溝村24鄰光明路368之2號</text:p>
          </table:table-cell>
          <table:table-cell office:value-type="string" calcext:value-type="string">
            <text:p>A=1793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float" office:value="1693.38" calcext:value-type="float">
            <text:p>1693.3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float" office:value="1494.14" calcext:value-type="float">
            <text:p>1494.1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string" calcext:value-type="string">
            <text:p>A=3187.52</text:p>
          </table:table-cell>
          <table:table-cell office:value-type="string" calcext:value-type="string">
            <text:p>simpson=0.498046482825913</text:p>
          </table:table-cell>
          <table:table-cell office:value-type="string" calcext:value-type="string">
            <text:p>JI=0.7074527091523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張**G100*****0宜蘭縣員山鄉中華村15鄰長嶺路82號</text:p>
          </table:table-cell>
          <table:table-cell office:value-type="float" office:value="675.146" calcext:value-type="float">
            <text:p>675.14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G100*****0宜蘭縣員山鄉中華村15鄰長嶺路82號</text:p>
          </table:table-cell>
          <table:table-cell office:value-type="string" calcext:value-type="string">
            <text:p>A=675.1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黃**G200*****4宜蘭縣羅東鎮南豪里1鄰興東南路40號</text:p>
          </table:table-cell>
          <table:table-cell office:value-type="float" office:value="1146.21" calcext:value-type="float">
            <text:p>1146.2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200*****4宜蘭縣羅東鎮南豪里1鄰興東南路40號</text:p>
          </table:table-cell>
          <table:table-cell office:value-type="string" calcext:value-type="string">
            <text:p>A=1146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宋**G120*****5宜蘭縣冬山鄉順安村18鄰清溝路252巷88號</text:p>
          </table:table-cell>
          <table:table-cell office:value-type="float" office:value="866.233" calcext:value-type="float">
            <text:p>866.23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宋**G120*****5宜蘭縣冬山鄉順安村18鄰清溝路252巷88號</text:p>
          </table:table-cell>
          <table:table-cell office:value-type="string" calcext:value-type="string">
            <text:p>A=866.23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float" office:value="95.6581" calcext:value-type="float">
            <text:p>95.658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string" calcext:value-type="string">
            <text:p>A=95.65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劉**G201*****2宜蘭縣蘇澳鎮新城里11鄰新馬路26之2號</text:p>
          </table:table-cell>
          <table:table-cell office:value-type="float" office:value="2541.65" calcext:value-type="float">
            <text:p>2541.6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劉**G201*****2宜蘭縣蘇澳鎮新城里11鄰新馬路26之2號</text:p>
          </table:table-cell>
          <table:table-cell office:value-type="string" calcext:value-type="string">
            <text:p>A=2541.6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float" office:value="1810.38" calcext:value-type="float">
            <text:p>1810.3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float" office:value="1909.73" calcext:value-type="float">
            <text:p>1909.7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string" calcext:value-type="string">
            <text:p>A=3720.11</text:p>
          </table:table-cell>
          <table:table-cell office:value-type="string" calcext:value-type="string">
            <text:p>simpson=0.499643389452855</text:p>
          </table:table-cell>
          <table:table-cell office:value-type="string" calcext:value-type="string">
            <text:p>JI=0.7071698412996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float" office:value="1060.86" calcext:value-type="float">
            <text:p>1060.8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float" office:value="2025.34" calcext:value-type="float">
            <text:p>2025.3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string" calcext:value-type="string">
            <text:p>A=3086.2</text:p>
          </table:table-cell>
          <table:table-cell office:value-type="string" calcext:value-type="string">
            <text:p>simpson=0.451167571473776</text:p>
          </table:table-cell>
          <table:table-cell office:value-type="string" calcext:value-type="string">
            <text:p>JI=0.716130807361886</text:p>
          </table:table-cell>
        </table:table-row>
        <table:table-row table:style-name="ro1">
          <table:table-cell office:value-type="string" calcext:value-type="string">
            <text:p>163-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張**G200*****4宜蘭縣冬山鄉清溝村21鄰永清路478號</text:p>
          </table:table-cell>
          <table:table-cell office:value-type="float" office:value="1119.24" calcext:value-type="float">
            <text:p>1119.2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G200*****4宜蘭縣冬山鄉清溝村21鄰永清路478號</text:p>
          </table:table-cell>
          <table:table-cell office:value-type="string" calcext:value-type="string">
            <text:p>A=111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黃**A203*****0宜蘭縣羅東鎮南豪里1鄰興東南路40號</text:p>
          </table:table-cell>
          <table:table-cell office:value-type="float" office:value="1594.09" calcext:value-type="float">
            <text:p>1594.0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A203*****0宜蘭縣羅東鎮南豪里1鄰興東南路40號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冬山鄉</text:p>
          </table:table-cell>
          <table:table-cell office:value-type="float" office:value="69.2821" calcext:value-type="float">
            <text:p>69.282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冬山鄉</text:p>
          </table:table-cell>
          <table:table-cell office:value-type="float" office:value="31.1944" calcext:value-type="float">
            <text:p>31.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-1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冬山鄉</text:p>
          </table:table-cell>
          <table:table-cell office:value-type="float" office:value="3.65049" calcext:value-type="float">
            <text:p>3.6504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冬山鄉</text:p>
          </table:table-cell>
          <table:table-cell office:value-type="float" office:value="69.4523" calcext:value-type="float">
            <text:p>69.452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冬山鄉</text:p>
          </table:table-cell>
          <table:table-cell office:value-type="float" office:value="56.4811" calcext:value-type="float">
            <text:p>56.481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冬山鄉</text:p>
          </table:table-cell>
          <table:table-cell office:value-type="string" calcext:value-type="string">
            <text:p>A=230.06039</text:p>
          </table:table-cell>
          <table:table-cell office:value-type="string" calcext:value-type="string">
            <text:p>simpson=0.739264297745704</text:p>
          </table:table-cell>
          <table:table-cell office:value-type="string" calcext:value-type="string">
            <text:p>JI=0.4789520355801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江**G120*****7宜蘭縣冬山鄉清溝村25鄰永安路492號</text:p>
          </table:table-cell>
          <table:table-cell office:value-type="float" office:value="416.96" calcext:value-type="float">
            <text:p>416.9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0*****7宜蘭縣冬山鄉清溝村25鄰永安路492號</text:p>
          </table:table-cell>
          <table:table-cell office:value-type="string" calcext:value-type="string">
            <text:p>A=416.9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20*****0宜蘭縣羅東鎮仁德里8鄰中山西街146之3號</text:p>
          </table:table-cell>
          <table:table-cell office:value-type="float" office:value="474.545" calcext:value-type="float">
            <text:p>474.54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0宜蘭縣羅東鎮仁德里8鄰中山西街146之3號</text:p>
          </table:table-cell>
          <table:table-cell office:value-type="string" calcext:value-type="string">
            <text:p>A=474.5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F121*****7宜蘭縣羅東鎮西安里1鄰西安街368巷75號</text:p>
          </table:table-cell>
          <table:table-cell office:value-type="float" office:value="1918.2" calcext:value-type="float">
            <text:p>1918.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F121*****7宜蘭縣羅東鎮西安里1鄰西安街368巷75號</text:p>
          </table:table-cell>
          <table:table-cell office:value-type="string" calcext:value-type="string">
            <text:p>A=1918.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黃**G100*****7新北市新莊區自立里8鄰自立街214巷10弄20號之2</text:p>
          </table:table-cell>
          <table:table-cell office:value-type="float" office:value="3012.83" calcext:value-type="float">
            <text:p>3012.8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00*****7新北市新莊區自立里8鄰自立街214巷10弄20號之2</text:p>
          </table:table-cell>
          <table:table-cell office:value-type="string" calcext:value-type="string">
            <text:p>A=3012.8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張**G220*****4宜蘭縣冬山鄉清溝村25鄰清溝路120巷14號</text:p>
          </table:table-cell>
          <table:table-cell office:value-type="float" office:value="66.4273" calcext:value-type="float">
            <text:p>66.427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張**G220*****4宜蘭縣冬山鄉清溝村25鄰清溝路120巷14號</text:p>
          </table:table-cell>
          <table:table-cell office:value-type="string" calcext:value-type="string">
            <text:p>A=66.427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1086.63" calcext:value-type="float">
            <text:p>1086.6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1195.31" calcext:value-type="float">
            <text:p>1195.3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996.083" calcext:value-type="float">
            <text:p>996.08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773.266" calcext:value-type="float">
            <text:p>773.26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string" calcext:value-type="string">
            <text:p>A=4051.289</text:p>
          </table:table-cell>
          <table:table-cell office:value-type="string" calcext:value-type="string">
            <text:p>simpson=0.744125565120127</text:p>
          </table:table-cell>
          <table:table-cell office:value-type="string" calcext:value-type="string">
            <text:p>JI=0.5015511640262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黃**G100*****0宜蘭縣冬山鄉清溝村22鄰光明路232號</text:p>
          </table:table-cell>
          <table:table-cell office:value-type="float" office:value="3530.06" calcext:value-type="float">
            <text:p>3530.0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G100*****0宜蘭縣冬山鄉清溝村22鄰光明路232號</text:p>
          </table:table-cell>
          <table:table-cell office:value-type="string" calcext:value-type="string">
            <text:p>A=353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0*****6宜蘭縣冬山鄉清溝村24鄰光明路372號</text:p>
          </table:table-cell>
          <table:table-cell office:value-type="float" office:value="1893.3" calcext:value-type="float">
            <text:p>1893.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4鄰光明路372號</text:p>
          </table:table-cell>
          <table:table-cell office:value-type="string" calcext:value-type="string">
            <text:p>A=189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謝**G100*****4宜蘭縣冬山鄉清溝村29鄰鹿安路540巷13號</text:p>
          </table:table-cell>
          <table:table-cell office:value-type="float" office:value="380.334" calcext:value-type="float">
            <text:p>380.33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00*****4宜蘭縣冬山鄉清溝村29鄰鹿安路540巷13號</text:p>
          </table:table-cell>
          <table:table-cell office:value-type="string" calcext:value-type="string">
            <text:p>A=380.33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float" office:value="768.172" calcext:value-type="float">
            <text:p>768.17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float" office:value="1074.26" calcext:value-type="float">
            <text:p>1074.2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string" calcext:value-type="string">
            <text:p>A=1842.432</text:p>
          </table:table-cell>
          <table:table-cell office:value-type="string" calcext:value-type="string">
            <text:p>simpson=0.486199981275255</text:p>
          </table:table-cell>
          <table:table-cell office:value-type="string" calcext:value-type="string">
            <text:p>JI=0.70957624839691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220*****1台北市中山區行仁里1鄰五常街47號三樓</text:p>
          </table:table-cell>
          <table:table-cell office:value-type="float" office:value="2568.14" calcext:value-type="float">
            <text:p>2568.1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20*****1台北市中山區行仁里1鄰五常街47號三樓</text:p>
          </table:table-cell>
          <table:table-cell office:value-type="string" calcext:value-type="string">
            <text:p>A=2568.1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201*****1宜蘭縣冬山鄉清溝村24鄰永安路672號</text:p>
          </table:table-cell>
          <table:table-cell office:value-type="float" office:value="649.845" calcext:value-type="float">
            <text:p>649.84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1*****1宜蘭縣冬山鄉清溝村24鄰永安路672號</text:p>
          </table:table-cell>
          <table:table-cell office:value-type="string" calcext:value-type="string">
            <text:p>A=649.8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201*****2宜蘭縣五結鄉四結村17鄰和平路95號</text:p>
          </table:table-cell>
          <table:table-cell office:value-type="float" office:value="2245.56" calcext:value-type="float">
            <text:p>2245.5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1*****2宜蘭縣五結鄉四結村17鄰和平路95號</text:p>
          </table:table-cell>
          <table:table-cell office:value-type="string" calcext:value-type="string">
            <text:p>A=2245.5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黃**A222*****3台北市信義區景勤里15鄰吳興街220巷59弄11號</text:p>
          </table:table-cell>
          <table:table-cell office:value-type="float" office:value="1761.61" calcext:value-type="float">
            <text:p>1761.6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黃**A222*****3台北市信義區景勤里15鄰吳興街220巷59弄11號</text:p>
          </table:table-cell>
          <table:table-cell office:value-type="string" calcext:value-type="string">
            <text:p>A=17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string" calcext:value-type="string">
            <text:p>326-2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王**G120*****3宜蘭縣冬山鄉清溝村25鄰清溝路120巷16號</text:p>
          </table:table-cell>
          <table:table-cell office:value-type="float" office:value="145.42" calcext:value-type="float">
            <text:p>145.4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王**G120*****3宜蘭縣冬山鄉清溝村25鄰清溝路120巷16號</text:p>
          </table:table-cell>
          <table:table-cell office:value-type="float" office:value="125.107" calcext:value-type="float">
            <text:p>125.10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王**G120*****3宜蘭縣冬山鄉清溝村25鄰清溝路120巷16號</text:p>
          </table:table-cell>
          <table:table-cell office:value-type="string" calcext:value-type="string">
            <text:p>A=270.527</text:p>
          </table:table-cell>
          <table:table-cell office:value-type="string" calcext:value-type="string">
            <text:p>simpson=0.497180988104617</text:p>
          </table:table-cell>
          <table:table-cell office:value-type="string" calcext:value-type="string">
            <text:p>JI=0.70760635010526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678.187" calcext:value-type="float">
            <text:p>678.18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467.852" calcext:value-type="float">
            <text:p>467.85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451.614" calcext:value-type="float">
            <text:p>451.61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3027.26" calcext:value-type="float">
            <text:p>3027.2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string" calcext:value-type="string">
            <text:p>A=4624.913</text:p>
          </table:table-cell>
          <table:table-cell office:value-type="string" calcext:value-type="string">
            <text:p>simpson=0.530286776958131</text:p>
          </table:table-cell>
          <table:table-cell office:value-type="string" calcext:value-type="string">
            <text:p>JI=0.54869051642538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float" office:value="535.43" calcext:value-type="float">
            <text:p>535.4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float" office:value="2651.75" calcext:value-type="float">
            <text:p>2651.7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string" calcext:value-type="string">
            <text:p>A=3187.18</text:p>
          </table:table-cell>
          <table:table-cell office:value-type="string" calcext:value-type="string">
            <text:p>simpson=0.279545233238945</text:p>
          </table:table-cell>
          <table:table-cell office:value-type="string" calcext:value-type="string">
            <text:p>JI=0.75642109910169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謝**G101*****1宜蘭縣冬山鄉順安村34鄰永興路二段273巷27號</text:p>
          </table:table-cell>
          <table:table-cell office:value-type="float" office:value="2395.47" calcext:value-type="float">
            <text:p>2395.4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01*****1宜蘭縣冬山鄉順安村34鄰永興路二段273巷27號</text:p>
          </table:table-cell>
          <table:table-cell office:value-type="string" calcext:value-type="string">
            <text:p>A=2395.4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220*****0宜蘭縣冬山鄉群英村51鄰光明路27巷5號</text:p>
          </table:table-cell>
          <table:table-cell office:value-type="float" office:value="4033.3" calcext:value-type="float">
            <text:p>4033.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220*****0宜蘭縣冬山鄉群英村51鄰光明路27巷5號</text:p>
          </table:table-cell>
          <table:table-cell office:value-type="string" calcext:value-type="string">
            <text:p>A=403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220*****3新北市汐止區厚德里1鄰樟樹路一段139巷15號三樓</text:p>
          </table:table-cell>
          <table:table-cell office:value-type="float" office:value="706.911" calcext:value-type="float">
            <text:p>706.91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220*****3新北市汐止區厚德里1鄰樟樹路一段139巷15號三樓</text:p>
          </table:table-cell>
          <table:table-cell office:value-type="string" calcext:value-type="string">
            <text:p>A=706.91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20*****8宜蘭縣冬山鄉清溝村25鄰永安路510號</text:p>
          </table:table-cell>
          <table:table-cell office:value-type="float" office:value="1875.31" calcext:value-type="float">
            <text:p>1875.3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8宜蘭縣冬山鄉清溝村25鄰永安路510號</text:p>
          </table:table-cell>
          <table:table-cell office:value-type="string" calcext:value-type="string">
            <text:p>A=1875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00*****3宜蘭縣冬山鄉清溝村23鄰光明路389號</text:p>
          </table:table-cell>
          <table:table-cell office:value-type="float" office:value="1688.43" calcext:value-type="float">
            <text:p>1688.4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0*****3宜蘭縣冬山鄉清溝村23鄰光明路389號</text:p>
          </table:table-cell>
          <table:table-cell office:value-type="string" calcext:value-type="string">
            <text:p>A=1688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施**F203*****6台北市文山區興業23鄰辛亥路五段124巷10號四樓</text:p>
          </table:table-cell>
          <table:table-cell office:value-type="float" office:value="546.922" calcext:value-type="float">
            <text:p>546.92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施**F203*****6台北市文山區興業23鄰辛亥路五段124巷10號四樓</text:p>
          </table:table-cell>
          <table:table-cell office:value-type="string" calcext:value-type="string">
            <text:p>A=546.92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李**G101*****1宜蘭縣冬山鄉清溝村20鄰光明路188號</text:p>
          </table:table-cell>
          <table:table-cell office:value-type="float" office:value="2355.69" calcext:value-type="float">
            <text:p>2355.6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李**G101*****1宜蘭縣冬山鄉清溝村20鄰光明路188號</text:p>
          </table:table-cell>
          <table:table-cell office:value-type="string" calcext:value-type="string">
            <text:p>A=2355.6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蔡**G220*****3宜蘭縣冬山鄉清溝村17鄰光明路66號</text:p>
          </table:table-cell>
          <table:table-cell office:value-type="float" office:value="1635.46" calcext:value-type="float">
            <text:p>1635.4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蔡**G220*****3宜蘭縣冬山鄉清溝村17鄰光明路66號</text:p>
          </table:table-cell>
          <table:table-cell office:value-type="string" calcext:value-type="string">
            <text:p>A=1635.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江**G200*****8宜蘭縣冬山鄉清溝村23鄰永安路494號</text:p>
          </table:table-cell>
          <table:table-cell office:value-type="float" office:value="325.357" calcext:value-type="float">
            <text:p>325.35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江**G200*****8宜蘭縣冬山鄉清溝村23鄰永安路494號</text:p>
          </table:table-cell>
          <table:table-cell office:value-type="string" calcext:value-type="string">
            <text:p>A=325.35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float" office:value="30.5827" calcext:value-type="float">
            <text:p>30.582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float" office:value="543.509" calcext:value-type="float">
            <text:p>543.50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float" office:value="1644.56" calcext:value-type="float">
            <text:p>1644.5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string" calcext:value-type="string">
            <text:p>A=2218.6517</text:p>
          </table:table-cell>
          <table:table-cell office:value-type="string" calcext:value-type="string">
            <text:p>simpson=0.390357232142324</text:p>
          </table:table-cell>
          <table:table-cell office:value-type="string" calcext:value-type="string">
            <text:p>JI=0.6787444064772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20*****2基隆市中山區協和里12鄰文化路50巷1弄8之2號</text:p>
          </table:table-cell>
          <table:table-cell office:value-type="float" office:value="1494.45" calcext:value-type="float">
            <text:p>1494.4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20*****2基隆市中山區協和里12鄰文化路50巷1弄8之2號</text:p>
          </table:table-cell>
          <table:table-cell office:value-type="string" calcext:value-type="string">
            <text:p>A=1494.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1*****9宜蘭縣冬山鄉清溝村21鄰光明路295號</text:p>
          </table:table-cell>
          <table:table-cell office:value-type="float" office:value="1768.96" calcext:value-type="float">
            <text:p>1768.9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1*****9宜蘭縣冬山鄉清溝村21鄰光明路295號</text:p>
          </table:table-cell>
          <table:table-cell office:value-type="string" calcext:value-type="string">
            <text:p>A=1768.9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李**G101*****1宜蘭縣冬山鄉清溝村20鄰光明路168巷48號</text:p>
          </table:table-cell>
          <table:table-cell office:value-type="float" office:value="2518.15" calcext:value-type="float">
            <text:p>2518.1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李**G101*****1宜蘭縣冬山鄉清溝村20鄰光明路168巷48號</text:p>
          </table:table-cell>
          <table:table-cell office:value-type="string" calcext:value-type="string">
            <text:p>A=2518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1087.02" calcext:value-type="float">
            <text:p>1087.0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2180.31" calcext:value-type="float">
            <text:p>2180.3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845.435" calcext:value-type="float">
            <text:p>845.43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string" calcext:value-type="string">
            <text:p>A=5541.765</text:p>
          </table:table-cell>
          <table:table-cell office:value-type="string" calcext:value-type="string">
            <text:p>simpson=0.716970452775585</text:p>
          </table:table-cell>
          <table:table-cell office:value-type="string" calcext:value-type="string">
            <text:p>JI=0.5079970325926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float" office:value="1673.69" calcext:value-type="float">
            <text:p>1673.6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float" office:value="2240.3" calcext:value-type="float">
            <text:p>2240.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string" calcext:value-type="string">
            <text:p>A=3913.99</text:p>
          </table:table-cell>
          <table:table-cell office:value-type="string" calcext:value-type="string">
            <text:p>simpson=0.489521501611042</text:p>
          </table:table-cell>
          <table:table-cell office:value-type="string" calcext:value-type="string">
            <text:p>JI=0.70897633192373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float" office:value="1499.64" calcext:value-type="float">
            <text:p>1499.6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float" office:value="1811.5" calcext:value-type="float">
            <text:p>1811.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string" calcext:value-type="string">
            <text:p>A=3311.14</text:p>
          </table:table-cell>
          <table:table-cell office:value-type="string" calcext:value-type="string">
            <text:p>simpson=0.495564584948529</text:p>
          </table:table-cell>
          <table:table-cell office:value-type="string" calcext:value-type="string">
            <text:p>JI=0.7078939182024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float" office:value="1790.3" calcext:value-type="float">
            <text:p>1790.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string" calcext:value-type="string">
            <text:p>A=1790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float" office:value="572.09" calcext:value-type="float">
            <text:p>572.0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float" office:value="1273.47" calcext:value-type="float">
            <text:p>1273.4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string" calcext:value-type="string">
            <text:p>A=1845.56</text:p>
          </table:table-cell>
          <table:table-cell office:value-type="string" calcext:value-type="string">
            <text:p>simpson=0.427786162886369</text:p>
          </table:table-cell>
          <table:table-cell office:value-type="string" calcext:value-type="string">
            <text:p>JI=0.7207553005816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221*****1宜蘭縣冬山鄉清溝村29鄰鹿安路512號</text:p>
          </table:table-cell>
          <table:table-cell office:value-type="float" office:value="1159.88" calcext:value-type="float">
            <text:p>1159.88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21*****1宜蘭縣冬山鄉清溝村29鄰鹿安路512號</text:p>
          </table:table-cell>
          <table:table-cell office:value-type="string" calcext:value-type="string">
            <text:p>A=1159.8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謝**G200*****2宜蘭縣冬山鄉清溝村25鄰清溝路120巷10號</text:p>
          </table:table-cell>
          <table:table-cell office:value-type="float" office:value="65.8795" calcext:value-type="float">
            <text:p>65.879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謝**G200*****2宜蘭縣冬山鄉清溝村25鄰清溝路120巷10號</text:p>
          </table:table-cell>
          <table:table-cell office:value-type="string" calcext:value-type="string">
            <text:p>A=65.879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float" office:value="2863.98" calcext:value-type="float">
            <text:p>2863.9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float" office:value="1499.01" calcext:value-type="float">
            <text:p>1499.0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float" office:value="1394.41" calcext:value-type="float">
            <text:p>1394.4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string" calcext:value-type="string">
            <text:p>A=5757.4</text:p>
          </table:table-cell>
          <table:table-cell office:value-type="string" calcext:value-type="string">
            <text:p>simpson=0.626103512953325</text:p>
          </table:table-cell>
          <table:table-cell office:value-type="string" calcext:value-type="string">
            <text:p>JI=0.5855876795782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float" office:value="1701.35" calcext:value-type="float">
            <text:p>1701.3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float" office:value="41.1347" calcext:value-type="float">
            <text:p>41.134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float" office:value="449.371" calcext:value-type="float">
            <text:p>449.37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string" calcext:value-type="string">
            <text:p>A=2191.8557</text:p>
          </table:table-cell>
          <table:table-cell office:value-type="string" calcext:value-type="string">
            <text:p>simpson=0.355106380704392</text:p>
          </table:table-cell>
          <table:table-cell office:value-type="string" calcext:value-type="string">
            <text:p>JI=0.6798961031715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*GA0*****7宜蘭縣冬山鄉清溝村6鄰清溝路21號</text:p>
          </table:table-cell>
          <table:table-cell office:value-type="float" office:value="651.967" calcext:value-type="float">
            <text:p>651.96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*GA0*****7宜蘭縣冬山鄉清溝村6鄰清溝路21號</text:p>
          </table:table-cell>
          <table:table-cell office:value-type="string" calcext:value-type="string">
            <text:p>A=651.96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float" office:value="823.873" calcext:value-type="float">
            <text:p>823.87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float" office:value="134.998" calcext:value-type="float">
            <text:p>134.998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string" calcext:value-type="string">
            <text:p>A=958.871</text:p>
          </table:table-cell>
          <table:table-cell office:value-type="string" calcext:value-type="string">
            <text:p>simpson=0.241934181875152</text:p>
          </table:table-cell>
          <table:table-cell office:value-type="string" calcext:value-type="string">
            <text:p>JI=0.76795799703999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特定農業區</text:p>
          </table:table-cell>
          <table:table-cell office:value-type="string" calcext:value-type="string">
            <text:p>農牧用地</text:p>
          </table:table-cell>
          <table:table-cell office:value-type="string" calcext:value-type="string">
            <text:p>林**G220*****0宜蘭縣羅東鎮西安里1鄰西安街385巷149弄28號</text:p>
          </table:table-cell>
          <table:table-cell office:value-type="float" office:value="2732.4" calcext:value-type="float">
            <text:p>2732.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林**G220*****0宜蘭縣羅東鎮西安里1鄰西安街385巷149弄28號</text:p>
          </table:table-cell>
          <table:table-cell office:value-type="string" calcext:value-type="string">
            <text:p>A=2732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00/00/00</text:date>, <text:time style:data-style-name="N2" text:time-value="21:51:22.59170630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21:59:31.559075147</dc:date>
    <meta:editing-duration>PT9M57S</meta:editing-duration>
    <meta:editing-cycles>2</meta:editing-cycles>
    <meta:generator>LibreOffice/5.3.6.1$Linux_X86_64 LibreOffice_project/30$Build-1</meta:generator>
    <meta:document-statistic meta:table-count="2" meta:cell-count="2221" meta:object-count="0"/>
  </office:meta>
</office:document-meta>
</file>